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3cb06" officeooo:paragraph-rsid="0013cb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: </text:p>
      <text:p text:style-name="P1"/>
      <text:p text:style-name="P1">Tener en cuenta que durante el desarrollo de la documentación, se usa NOMBREAPP para referirse al nombre de la aplicación hasta la decisión final tomada sobre él.</text:p>
      <text:p text:style-name="P1"/>
      <text:p text:style-name="P1">Tener en cuenta que se usa X.X. par referirse a capítulos referenciados durante el desarrollo de la documentación hasta la definitiva elaboración del documento.</text:p>
      <text:p text:style-name="P1"/>
      <text:p text:style-name="P1">Tener en cuenta que en la documentación se usa (MÁS) para indicar secciones del documento que deben ser ampliadas posteriormente a toma de decisiones definitivas sobre le desarrollo de la aplica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Centeno</meta:initial-creator>
    <meta:creation-date>2014-05-03T13:44:27.393217554</meta:creation-date>
    <dc:date>2014-05-03T13:46:55.767674896</dc:date>
    <dc:creator>Miguel Centeno</dc:creator>
    <meta:editing-duration>P0D</meta:editing-duration>
    <meta:editing-cycles>1</meta:editing-cycles>
    <meta:document-statistic meta:table-count="0" meta:image-count="0" meta:object-count="0" meta:page-count="1" meta:paragraph-count="4" meta:word-count="83" meta:character-count="528" meta:non-whitespace-character-count="448"/>
    <meta:generator>LibreOffice/4.1.3.2$Linux_X86_64 LibreOffice_project/410m0$Build-2</meta:generator>
  </office:meta>
</office:document-meta>
</file>